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: perrit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: gatit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edicción</text:p>
          </table:table-cell>
          <table:table-cell table:style-name="ce1" office:value-type="string" calcext:value-type="string">
            <text:p>True label</text:p>
          </table:table-cell>
          <table:table-cell table:style-name="ce1"/>
          <table:table-cell table:style-name="ce1" office:value-type="string" calcext:value-type="string">
            <text:p>Cross entropy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B6])+(1-[.C6])*LOG(1-[.B6])" office:value-type="float" office:value="-0.00436480540245009" calcext:value-type="float">
            <text:p>-0.00436480540245009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*LOG([.B7])+(1-[.C7])*LOG(1-[.B7])" office:value-type="float" office:value="-0.920818753952375" calcext:value-type="float">
            <text:p>-0.920818753952375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*LOG([.B8])+(1-[.C8])*LOG(1-[.B8])" office:value-type="float" office:value="-3" calcext:value-type="float">
            <text:p>-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C9]*LOG([.B9])+(1-[.C9])*LOG(1-[.B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LOG([.B10])+(1-[.C10])*LOG(1-[.B1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*LOG([.B11])+(1-[.C11])*LOG(1-[.B11])" office:value-type="float" office:value="-0.173925197299174" calcext:value-type="float">
            <text:p>-0.173925197299174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]*LOG([.B12])+(1-[.C12])*LOG(1-[.B12])" office:value-type="float" office:value="-0.468521082957745" calcext:value-type="float">
            <text:p>-0.468521082957745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8:16:18.048434804</meta:creation-date>
    <dc:date>2025-04-02T18:22:15.259490899</dc:date>
    <meta:editing-duration>PT5M57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